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938" calcext:value-type="float">
            <text:p>9.790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38771612903" calcext:value-type="float">
            <text:p>10.05387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71669677419" calcext:value-type="float">
            <text:p>10.7871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2552" calcext:value-type="float">
            <text:p>10.57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05675" calcext:value-type="float">
            <text:p>10.36005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29744" calcext:value-type="float">
            <text:p>10.13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587303225806" calcext:value-type="float">
            <text:p>9.7258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800851612903" calcext:value-type="float">
            <text:p>8.8680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037883870968" calcext:value-type="float">
            <text:p>9.5203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62309677419" calcext:value-type="float">
            <text:p>10.156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37512" calcext:value-type="float">
            <text:p>10.3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21824516129" calcext:value-type="float">
            <text:p>10.112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8336" calcext:value-type="float">
            <text:p>10.9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1649032258" calcext:value-type="float">
            <text:p>11.0041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2696774194" calcext:value-type="float">
            <text:p>10.945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8016" calcext:value-type="float">
            <text:p>10.6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5194" calcext:value-type="float">
            <text:p>10.315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65648" calcext:value-type="float">
            <text:p>9.44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555458064516" calcext:value-type="float">
            <text:p>9.9555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1131428571" calcext:value-type="float">
            <text:p>10.92011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5256774194" calcext:value-type="float">
            <text:p>11.4695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13488" calcext:value-type="float">
            <text:p>11.40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8446451613" calcext:value-type="float">
            <text:p>11.2808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4993103448" calcext:value-type="float">
            <text:p>11.3784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7806451613" calcext:value-type="float">
            <text:p>11.530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55060645161" calcext:value-type="float">
            <text:p>11.4355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06912" calcext:value-type="float">
            <text:p>11.27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80575" calcext:value-type="float">
            <text:p>11.0188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0776" calcext:value-type="float">
            <text:p>10.9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5176774194" calcext:value-type="float">
            <text:p>11.0245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3048516129" calcext:value-type="float">
            <text:p>11.093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87161290323" calcext:value-type="float">
            <text:p>11.358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4374" calcext:value-type="float">
            <text:p>11.374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61144" calcext:value-type="float">
            <text:p>11.12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05677419355" calcext:value-type="float">
            <text:p>10.81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4513103448" calcext:value-type="float">
            <text:p>10.23245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0317419355" calcext:value-type="float">
            <text:p>11.0940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9179354839" calcext:value-type="float">
            <text:p>11.3879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79784" calcext:value-type="float">
            <text:p>11.30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81525" calcext:value-type="float">
            <text:p>11.0948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43648" calcext:value-type="float">
            <text:p>10.89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47432258065" calcext:value-type="float">
            <text:p>11.034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5943225807" calcext:value-type="float">
            <text:p>10.8265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8286451613" calcext:value-type="float">
            <text:p>10.3908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39935483871" calcext:value-type="float">
            <text:p>9.583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6072" calcext:value-type="float">
            <text:p>8.82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881703225807" calcext:value-type="float">
            <text:p>9.6588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8792" calcext:value-type="float">
            <text:p>9.72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46861935484" calcext:value-type="float">
            <text:p>10.5046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1907096774" calcext:value-type="float">
            <text:p>10.7681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6872" calcext:value-type="float">
            <text:p>10.60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4015" calcext:value-type="float">
            <text:p>10.4514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83128" calcext:value-type="float">
            <text:p>10.47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56691612903" calcext:value-type="float">
            <text:p>10.6756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41772903226" calcext:value-type="float">
            <text:p>10.4641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97649032258" calcext:value-type="float">
            <text:p>10.0897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294116129032" calcext:value-type="float">
            <text:p>9.4229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67136" calcext:value-type="float">
            <text:p>8.70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39767741936" calcext:value-type="float">
            <text:p>7.7783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08220689655" calcext:value-type="float">
            <text:p>8.12008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997470967742" calcext:value-type="float">
            <text:p>9.039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46689032258" calcext:value-type="float">
            <text:p>10.4646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9345" calcext:value-type="float">
            <text:p>10.143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98128" calcext:value-type="float">
            <text:p>9.77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136436363636" calcext:value-type="float">
            <text:p>9.16136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05135483871" calcext:value-type="float">
            <text:p>8.0800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35096774194" calcext:value-type="float">
            <text:p>6.1633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754219354839" calcext:value-type="float">
            <text:p>3.6375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22936" calcext:value-type="float">
            <text:p>5.0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85290322581" calcext:value-type="float">
            <text:p>8.1268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839586206897" calcext:value-type="float">
            <text:p>9.36839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243148387097" calcext:value-type="float">
            <text:p>9.8924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167380645161" calcext:value-type="float">
            <text:p>9.9016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3784" calcext:value-type="float">
            <text:p>9.30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607325" calcext:value-type="float">
            <text:p>8.206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91344" calcext:value-type="float">
            <text:p>6.07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92593548387" calcext:value-type="float">
            <text:p>6.8799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663174193548" calcext:value-type="float">
            <text:p>9.0366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3383225807" calcext:value-type="float">
            <text:p>10.3023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090477419355" calcext:value-type="float">
            <text:p>9.7709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6456" calcext:value-type="float">
            <text:p>9.2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905575" calcext:value-type="float">
            <text:p>9.2090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72582857143" calcext:value-type="float">
            <text:p>11.0472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53852903226" calcext:value-type="float">
            <text:p>10.9853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3029677419" calcext:value-type="float">
            <text:p>10.7323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21664" calcext:value-type="float">
            <text:p>10.27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286285714286" calcext:value-type="float">
            <text:p>9.8428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9796" calcext:value-type="float">
            <text:p>10.5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8652" calcext:value-type="float">
            <text:p>9.78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442" calcext:value-type="float">
            <text:p>8.6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1612" calcext:value-type="float">
            <text:p>10.61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7244" calcext:value-type="float">
            <text:p>11.47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4684" calcext:value-type="float">
            <text:p>10.04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4892" calcext:value-type="float">
            <text:p>10.18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1124" calcext:value-type="float">
            <text:p>12.04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5356" calcext:value-type="float">
            <text:p>9.32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6276" calcext:value-type="float">
            <text:p>9.0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4364" calcext:value-type="float">
            <text:p>11.2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0148" calcext:value-type="float">
            <text:p>11.09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322" calcext:value-type="float">
            <text:p>10.52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4964" calcext:value-type="float">
            <text:p>8.4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7812" calcext:value-type="float">
            <text:p>6.8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4596" calcext:value-type="float">
            <text:p>10.86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11011002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20" meta:object-count="0"/>
    <meta:user-defined meta:name="AppVersion">3.0</meta:user-defined>
  </office:meta>
</office:document-meta>
</file>